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80000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.051cm" svg:stroke-color="#0000ff" draw:marker-start-width="0.381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ff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ff" draw:fill-color="#ffffff" draw:textarea-horizontal-align="center" draw:textarea-vertical-align="middle"/>
    </style:style>
    <style:style style:name="gr9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fill-color="#0000ff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800000" fo:font-size="18pt" fo:font-weight="bold" style:font-size-asian="18pt" style:font-weight-asian="bold" style:font-size-complex="18pt" style:font-weight-complex="bold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color="#0000ff" fo:font-weight="bold" style:font-weight-asian="bold" style:font-weight-complex="bold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family="Symbol" style:font-pitch="variable" style:font-charset="x-symbol"/>
    </style:style>
    <style:style style:name="P7" style:family="paragraph">
      <style:text-properties fo:font-family="Symbol" style:font-pitch="variable" style:font-charset="x-symbol"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800000" fo:font-family="Symbol" style:font-pitch="variable" style:font-charset="x-symbol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00ff" fo:font-family="Symbol" style:font-pitch="variable" style:font-charset="x-symbol" fo:font-weight="bold" style:font-weight-asian="bold" style:font-weight-complex="bold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-33% 58%" fo:font-size="15pt" style:font-size-asian="15pt" style:font-size-complex="15pt"/>
    </style:style>
    <style:style style:name="T8" style:family="text">
      <style:text-properties fo:font-family="Symbol" style:font-pitch="variable" style:font-charset="x-symbol" fo:font-size="12pt" style:font-size-asian="12pt" style:font-size-complex="12pt"/>
    </style:style>
    <style:style style:name="T9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14" style:family="text">
      <style:text-properties fo:font-family="Symbol" style:font-pitch="variable" style:font-charset="x-symbol" fo:font-size="15pt" style:font-size-asian="15pt" style:font-size-complex="15pt"/>
    </style:style>
    <style:style style:name="T15" style:family="text">
      <style:text-properties fo:font-family="Symbol" style:font-pitch="variable" style:font-charset="x-symbo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-33% 58%" fo:font-style="italic" style:font-style-asian="italic" style:font-style-complex="italic"/>
    </style:style>
    <style:style style:name="T18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98cm" svg:y1="8.599cm" svg:x2="11.486cm" svg:y2="8.664cm">
          <text:p/>
        </draw:line>
        <draw:frame draw:style-name="gr2" draw:text-style-name="P2" draw:layer="layout" svg:width="4.862cm" svg:height="1.03cm" svg:x="7.223cm" svg:y="8.908cm">
          <draw:text-box>
            <text:p text:style-name="P2"><text:span text:style-name="T1">Wait for time </text:span><text:span text:style-name="T2">t</text:span></text:p>
          </draw:text-box>
        </draw:frame>
        <draw:line draw:style-name="gr3" draw:text-style-name="P1" draw:layer="layout" svg:x1="13.521cm" svg:y1="7.144cm" svg:x2="13.492cm" svg:y2="1.837cm">
          <text:p/>
        </draw:line>
        <draw:line draw:style-name="gr3" draw:text-style-name="P1" draw:layer="layout" svg:x1="13.521cm" svg:y1="7.144cm" svg:x2="17.058cm" svg:y2="5.093cm">
          <text:p/>
        </draw:line>
        <draw:line draw:style-name="gr3" draw:text-style-name="P1" draw:layer="layout" svg:x1="13.521cm" svg:y1="7.144cm" svg:x2="19.832cm" svg:y2="7.129cm">
          <text:p/>
        </draw:line>
        <draw:frame draw:style-name="gr2" draw:text-style-name="P3" draw:layer="layout" svg:width="0.794cm" svg:height="0.725cm" svg:x="19.041cm" svg:y="7.308cm">
          <draw:text-box>
            <text:p><text:span text:style-name="T3">x'</text:span></text:p>
          </draw:text-box>
        </draw:frame>
        <draw:frame draw:style-name="gr2" draw:text-style-name="P3" draw:layer="layout" svg:width="0.794cm" svg:height="0.725cm" svg:x="16.118cm" svg:y="4.525cm">
          <draw:text-box>
            <text:p><text:span text:style-name="T3">y'</text:span></text:p>
          </draw:text-box>
        </draw:frame>
        <draw:frame draw:style-name="gr2" draw:text-style-name="P3" draw:layer="layout" svg:width="0.714cm" svg:height="0.725cm" svg:x="13.531cm" svg:y="1.265cm">
          <draw:text-box>
            <text:p><text:span text:style-name="T3">z</text:span></text:p>
          </draw:text-box>
        </draw:frame>
        <draw:line draw:style-name="gr4" draw:text-style-name="P1" draw:layer="layout" svg:x1="13.522cm" svg:y1="7.145cm" svg:x2="17.508cm" svg:y2="7.121cm">
          <text:p/>
        </draw:line>
        <draw:frame draw:style-name="gr5" draw:layer="layout" svg:width="0.48cm" svg:height="0.52cm" svg:x="12.755cm" svg:y="1.3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6" draw:text-style-name="P1" draw:layer="layout" svg:width="1.249cm" svg:height="0.186cm" draw:transform="rotate (-2.14605684825301) translate (16.4707925403829cm 7.2071825566908cm)" svg:viewBox="0 0 1250 187" draw:points="0,175 259,45 593,0 1250,187">
          <text:p/>
        </draw:polyline>
        <draw:line draw:style-name="gr3" draw:text-style-name="P1" draw:layer="layout" svg:x1="1.48cm" svg:y1="9.644cm" svg:x2="1.482cm" svg:y2="4.834cm">
          <text:p/>
        </draw:line>
        <draw:line draw:style-name="gr3" draw:text-style-name="P1" draw:layer="layout" svg:x1="1.521cm" svg:y1="9.644cm" svg:x2="5.058cm" svg:y2="7.593cm">
          <text:p/>
        </draw:line>
        <draw:line draw:style-name="gr3" draw:text-style-name="P1" draw:layer="layout" svg:x1="1.521cm" svg:y1="9.644cm" svg:x2="7.119cm" svg:y2="9.631cm">
          <text:p/>
        </draw:line>
        <draw:frame draw:style-name="gr2" draw:text-style-name="P3" draw:layer="layout" svg:width="0.794cm" svg:height="0.725cm" svg:x="6.241cm" svg:y="9.808cm">
          <draw:text-box>
            <text:p><text:span text:style-name="T3">x'</text:span></text:p>
          </draw:text-box>
        </draw:frame>
        <draw:frame draw:style-name="gr2" draw:text-style-name="P3" draw:layer="layout" svg:width="0.794cm" svg:height="0.725cm" svg:x="4.118cm" svg:y="7.025cm">
          <draw:text-box>
            <text:p><text:span text:style-name="T3">y'</text:span></text:p>
          </draw:text-box>
        </draw:frame>
        <draw:frame draw:style-name="gr2" draw:text-style-name="P3" draw:layer="layout" svg:width="0.714cm" svg:height="0.725cm" svg:x="1.531cm" svg:y="4.365cm">
          <draw:text-box>
            <text:p><text:span text:style-name="T3">z</text:span></text:p>
          </draw:text-box>
        </draw:frame>
        <draw:line draw:style-name="gr4" draw:text-style-name="P1" draw:layer="layout" svg:x1="1.49cm" svg:y1="9.645cm" svg:x2="1.496cm" svg:y2="13.252cm">
          <text:p/>
        </draw:line>
        <draw:frame draw:style-name="gr5" draw:layer="layout" svg:width="0.48cm" svg:height="0.52cm" svg:x="0.755cm" svg:y="4.4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4" draw:layer="layout" svg:width="2.741cm" svg:height="1.03cm" svg:x="1.637cm" svg:y="5.977cm">
          <draw:text-box>
            <text:p text:style-name="P4"><text:span text:style-name="T4">p</text:span><text:span text:style-name="T5"> pulse</text:span></text:p>
          </draw:text-box>
        </draw:frame>
        <draw:g>
          <draw:ellipse draw:style-name="gr7" draw:text-style-name="P1" draw:layer="layout" svg:width="6.125cm" svg:height="4.899cm" svg:x="-1.568cm" svg:y="7.29cm">
            <text:p/>
          </draw:ellipse>
          <draw:rect draw:style-name="gr8" draw:text-style-name="P1" draw:layer="layout" svg:width="3.287cm" svg:height="6.172cm" svg:x="-1.839cm" svg:y="6.358cm">
            <text:p/>
          </draw:rect>
        </draw:g>
        <draw:line draw:style-name="gr4" draw:text-style-name="P1" draw:layer="layout" svg:x1="2.41cm" svg:y1="12.082cm" svg:x2="1.808cm" svg:y2="12.175cm">
          <text:p/>
        </draw:line>
        <draw:frame draw:style-name="gr2" draw:text-style-name="P4" draw:layer="layout" svg:width="3.347cm" svg:height="1.03cm" svg:x="13.738cm" svg:y="3.377cm">
          <draw:text-box>
            <text:p text:style-name="P4"><text:span text:style-name="T4">p/2</text:span><text:span text:style-name="T5"> pulse</text:span></text:p>
          </draw:text-box>
        </draw:frame>
        <draw:frame draw:style-name="gr2" draw:text-style-name="P5" draw:layer="layout" svg:width="2.931cm" svg:height="0.966cm" svg:x="7.807cm" svg:y="7.562cm">
          <draw:text-box>
            <text:p text:style-name="P5"><text:span text:style-name="T6">M</text:span><text:span text:style-name="T7">z</text:span><text:span text:style-name="T6"> decays</text:span></text:p>
          </draw:text-box>
        </draw:frame>
        <draw:line draw:style-name="gr9" draw:text-style-name="P1" draw:layer="layout" svg:x1="8.888cm" svg:y1="3.929cm" svg:x2="8.916cm" svg:y2="7.525cm">
          <text:p/>
        </draw:line>
        <draw:line draw:style-name="gr9" draw:text-style-name="P1" draw:layer="layout" svg:x1="10.876cm" svg:y1="5.946cm" svg:x2="8.904cm" svg:y2="5.933cm">
          <text:p/>
        </draw:line>
        <draw:frame draw:style-name="gr2" draw:text-style-name="P7" draw:layer="layout" svg:width="0.688cm" svg:height="0.772cm" svg:x="9.565cm" svg:y="5.839cm">
          <draw:text-box>
            <text:p text:style-name="P6"><text:span text:style-name="T8">t</text:span></text:p>
          </draw:text-box>
        </draw:frame>
        <draw:frame draw:style-name="gr2" draw:text-style-name="P8" draw:layer="layout" svg:width="1.375cm" svg:height="0.826cm" draw:transform="rotate (1.56800379999141) translate (8.053cm 5.22cm)">
          <draw:text-box>
            <text:p><text:span text:style-name="T3">M</text:span><text:span text:style-name="T9">z</text:span><text:span text:style-name="T10">(</text:span><text:span text:style-name="T3">t</text:span><text:span text:style-name="T10">)</text:span></text:p>
          </draw:text-box>
        </draw:frame>
        <draw:polyline draw:style-name="gr10" draw:text-style-name="P1" draw:layer="layout" svg:width="2.208cm" svg:height="1.498cm" draw:transform="rotate (-1.62315620435561) translate (10.549cm 5.24cm)" svg:viewBox="0 0 2209 1499" draw:points="2209,1499 1924,1472 1633,1456 1336,1401 1082,1340 752,1180 504,1033 268,836 129,635 34,351 0,0">
          <text:p/>
        </draw:polyline>
        <draw:ellipse draw:style-name="gr11" draw:text-style-name="P1" draw:layer="layout" svg:width="0.176cm" svg:height="0.192cm" svg:x="9.027cm" svg:y="6.29cm">
          <text:p/>
        </draw:ellipse>
        <draw:ellipse draw:style-name="gr11" draw:text-style-name="P1" draw:layer="layout" svg:width="0.176cm" svg:height="0.192cm" svg:x="9.431cm" svg:y="5.558cm">
          <text:p/>
        </draw:ellipse>
        <draw:ellipse draw:style-name="gr11" draw:text-style-name="P1" draw:layer="layout" svg:width="0.176cm" svg:height="0.192cm" svg:x="10.231cm" svg:y="5.158cm">
          <text:p/>
        </draw:ellipse>
        <draw:line draw:style-name="gr3" draw:text-style-name="P1" draw:layer="layout" svg:x1="13.521cm" svg:y1="13.844cm" svg:x2="13.492cm" svg:y2="8.537cm">
          <text:p/>
        </draw:line>
        <draw:line draw:style-name="gr3" draw:text-style-name="P1" draw:layer="layout" svg:x1="13.521cm" svg:y1="13.844cm" svg:x2="17.058cm" svg:y2="11.793cm">
          <text:p/>
        </draw:line>
        <draw:line draw:style-name="gr3" draw:text-style-name="P1" draw:layer="layout" svg:x1="13.521cm" svg:y1="13.844cm" svg:x2="19.832cm" svg:y2="13.829cm">
          <text:p/>
        </draw:line>
        <draw:frame draw:style-name="gr2" draw:text-style-name="P3" draw:layer="layout" svg:width="0.794cm" svg:height="0.725cm" svg:x="19.041cm" svg:y="14.008cm">
          <draw:text-box>
            <text:p><text:span text:style-name="T3">x'</text:span></text:p>
          </draw:text-box>
        </draw:frame>
        <draw:frame draw:style-name="gr2" draw:text-style-name="P3" draw:layer="layout" svg:width="0.794cm" svg:height="0.725cm" svg:x="16.118cm" svg:y="11.225cm">
          <draw:text-box>
            <text:p><text:span text:style-name="T3">y'</text:span></text:p>
          </draw:text-box>
        </draw:frame>
        <draw:frame draw:style-name="gr2" draw:text-style-name="P3" draw:layer="layout" svg:width="0.714cm" svg:height="0.725cm" svg:x="13.531cm" svg:y="7.965cm">
          <draw:text-box>
            <text:p><text:span text:style-name="T3">z</text:span></text:p>
          </draw:text-box>
        </draw:frame>
        <draw:line draw:style-name="gr4" draw:text-style-name="P1" draw:layer="layout" svg:x1="13.522cm" svg:y1="13.845cm" svg:x2="9.941cm" svg:y2="13.789cm">
          <text:p/>
        </draw:line>
        <draw:frame draw:style-name="gr5" draw:layer="layout" svg:width="0.48cm" svg:height="0.52cm" svg:x="12.755cm" svg:y="8.0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line draw:style-name="gr6" draw:text-style-name="P1" draw:layer="layout" svg:width="1.249cm" svg:height="0.186cm" draw:transform="rotate (0.996059404112976) translate (11.2374182570238cm 13.7010631403413cm)" svg:viewBox="0 0 1250 187" draw:points="0,175 259,45 593,0 1250,187">
          <text:p/>
        </draw:polyline>
        <draw:frame draw:style-name="gr2" draw:text-style-name="P4" draw:layer="layout" svg:width="3.347cm" svg:height="1.03cm" svg:x="13.738cm" svg:y="10.077cm">
          <draw:text-box>
            <text:p text:style-name="P4"><text:span text:style-name="T4">p/2</text:span><text:span text:style-name="T5"> pulse</text:span></text:p>
          </draw:text-box>
        </draw:frame>
        <draw:frame draw:style-name="gr2" draw:text-style-name="P8" draw:layer="layout" svg:width="0.739cm" svg:height="0.725cm" svg:x="8.958cm" svg:y="6.328cm">
          <draw:text-box>
            <text:p><text:span text:style-name="T10">1</text:span></text:p>
          </draw:text-box>
        </draw:frame>
        <draw:frame draw:style-name="gr2" draw:text-style-name="P8" draw:layer="layout" svg:width="0.739cm" svg:height="0.725cm" svg:x="9.859cm" svg:y="4.529cm">
          <draw:text-box>
            <text:p><text:span text:style-name="T10">2</text:span></text:p>
          </draw:text-box>
        </draw:frame>
        <draw:frame draw:style-name="gr2" draw:text-style-name="P9" draw:layer="layout" svg:width="0.815cm" svg:height="0.878cm" svg:x="18.311cm" svg:y="10.198cm">
          <draw:text-box>
            <text:p text:style-name="P9"><text:span text:style-name="T11">1</text:span></text:p>
          </draw:text-box>
        </draw:frame>
        <draw:frame draw:style-name="gr2" draw:text-style-name="P9" draw:layer="layout" svg:width="0.815cm" svg:height="0.878cm" svg:x="18.312cm" svg:y="3.775cm">
          <draw:text-box>
            <text:p text:style-name="P9"><text:span text:style-name="T11">2</text:span></text:p>
          </draw:text-box>
        </draw:frame>
        <draw:frame draw:style-name="gr2" draw:text-style-name="P5" draw:layer="layout" svg:width="6.465cm" svg:height="1.791cm" svg:x="13.276cm" svg:y="14.526cm">
          <draw:text-box>
            <text:p text:style-name="P5"><text:span text:style-name="T6">Initial </text:span><text:span text:style-name="T12">M</text:span><text:span text:style-name="T13">x</text:span><text:span text:style-name="T6"> varies from </text:span><text:span text:style-name="T14">-</text:span><text:span text:style-name="T12">M</text:span><text:span text:style-name="T7">0</text:span><text:span text:style-name="T6"> </text:span></text:p>
            <text:p text:style-name="P5"><text:span text:style-name="T6">to +</text:span><text:span text:style-name="T12">M</text:span><text:span text:style-name="T7">0 </text:span><text:span text:style-name="T6">as a function of </text:span><text:span text:style-name="T14">t</text:span><text:span text:style-name="T6">.</text:span></text:p>
          </draw:text-box>
        </draw:frame>
        <draw:custom-shape draw:style-name="gr12" draw:text-style-name="P1" draw:layer="layout" svg:width="2.235cm" svg:height="2.774cm" svg:x="6.923cm" svg:y="12.8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1" draw:layer="layout" svg:x1="4.456cm" svg:y1="15.86cm" svg:x2="4.475cm" svg:y2="22.187cm">
          <text:p/>
        </draw:line>
        <draw:line draw:style-name="gr13" draw:text-style-name="P1" draw:layer="layout" svg:x1="15.732cm" svg:y1="19.287cm" svg:x2="4.476cm" svg:y2="19.288cm">
          <text:p/>
        </draw:line>
        <draw:frame draw:style-name="gr2" draw:text-style-name="P6" draw:layer="layout" svg:width="0.781cm" svg:height="1.03cm" svg:x="14.802cm" svg:y="18.071cm">
          <draw:text-box>
            <text:p><text:span text:style-name="T15">t</text:span></text:p>
          </draw:text-box>
        </draw:frame>
        <draw:frame draw:style-name="gr2" draw:layer="layout" svg:width="6.137cm" svg:height="0.962cm" draw:transform="rotate (1.56137154883383) translate (3.4cm 22.318cm)">
          <draw:text-box>
            <text:p>Spectrum amplitude</text:p>
          </draw:text-box>
        </draw:frame>
        <draw:line draw:style-name="gr9" draw:text-style-name="P1" draw:layer="layout" svg:x1="4.79cm" svg:y1="19.292cm" svg:x2="4.79cm" svg:y2="21.547cm">
          <text:p/>
        </draw:line>
        <draw:line draw:style-name="gr9" draw:text-style-name="P1" draw:layer="layout" svg:x1="5.39cm" svg:y1="19.293cm" svg:x2="5.39cm" svg:y2="20.749cm">
          <text:p/>
        </draw:line>
        <draw:line draw:style-name="gr9" draw:text-style-name="P1" draw:layer="layout" svg:x1="5.99cm" svg:y1="19.293cm" svg:x2="5.99cm" svg:y2="19.851cm">
          <text:p/>
        </draw:line>
        <draw:line draw:style-name="gr9" draw:text-style-name="P1" draw:layer="layout" svg:x1="6.49cm" svg:y1="19.293cm" svg:x2="6.49cm" svg:y2="19.292cm">
          <text:p/>
        </draw:line>
        <draw:line draw:style-name="gr9" draw:text-style-name="P1" draw:layer="layout" svg:x1="6.99cm" svg:y1="19.294cm" svg:x2="6.99cm" svg:y2="18.533cm">
          <text:p/>
        </draw:line>
        <draw:line draw:style-name="gr9" draw:text-style-name="P1" draw:layer="layout" svg:x1="7.59cm" svg:y1="19.295cm" svg:x2="7.579cm" svg:y2="17.541cm">
          <text:p/>
        </draw:line>
        <draw:line draw:style-name="gr9" draw:text-style-name="P1" draw:layer="layout" svg:x1="8.29cm" svg:y1="19.295cm" svg:x2="8.29cm" svg:y2="16.897cm">
          <text:p/>
        </draw:line>
        <draw:line draw:style-name="gr9" draw:text-style-name="P1" draw:layer="layout" svg:x1="8.99cm" svg:y1="19.295cm" svg:x2="8.99cm" svg:y2="16.618cm">
          <text:p/>
        </draw:line>
        <draw:line draw:style-name="gr9" draw:text-style-name="P1" draw:layer="layout" svg:x1="9.69cm" svg:y1="19.296cm" svg:x2="9.69cm" svg:y2="16.478cm">
          <text:p/>
        </draw:line>
        <draw:polyline draw:style-name="gr14" draw:text-style-name="P1" draw:layer="layout" svg:width="7.468cm" svg:height="0.899cm" draw:transform="rotate (0.864985177288226) translate (4.17128555956368cm 21.5493119741032cm)" svg:viewBox="0 0 7469 900" draw:points="0,365 419,449 1392,407 2465,281 4132,184 5235,0 6213,111 6867,453 7469,900">
          <text:p/>
        </draw:polyline>
        <draw:frame draw:style-name="gr2" draw:layer="layout" svg:width="10.052cm" svg:height="1.825cm" svg:x="6.705cm" svg:y="19.624cm">
          <draw:text-box>
            <text:p>The dotted curve shows the expo-</text:p>
            <text:p>nential return of <text:span text:style-name="T16">M</text:span><text:span text:style-name="T17">z</text:span> towards <text:span text:style-name="T16">M</text:span><text:span text:style-name="T18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28T10:53:48</meta:creation-date>
    <meta:generator>OpenOffice.org/3.3$Linux OpenOffice.org_project/330m19$Build-9561</meta:generator>
    <dc:date>2011-02-01T10:18:03</dc:date>
    <dc:creator>Jussi Eloranta</dc:creator>
    <meta:editing-duration>PT22H3M38S</meta:editing-duration>
    <meta:editing-cycles>35</meta:editing-cycles>
    <meta:document-statistic meta:object-count="65"/>
  </office:meta>
</office:document-meta>
</file>

<file path=Object 1/content.xml><?xml version="1.0" encoding="utf-8"?>
<math xmlns="http://www.w3.org/1998/Math/MathML">
  <semantics>
    <mover accent="true">
      <mi>B</mi>
      <mo stretchy="false">⃗</mo>
    </mover>
    <annotation encoding="StarMath 5.0">vec B </annotation>
  </semantics>
</math>
</file>

<file path=Object 2/content.xml><?xml version="1.0" encoding="utf-8"?>
<math xmlns="http://www.w3.org/1998/Math/MathML">
  <semantics>
    <mover accent="true">
      <mi>B</mi>
      <mo stretchy="false">⃗</mo>
    </mover>
    <annotation encoding="StarMath 5.0">vec B </annotation>
  </semantics>
</math>
</file>

<file path=Object 3/content.xml><?xml version="1.0" encoding="utf-8"?>
<math xmlns="http://www.w3.org/1998/Math/MathML">
  <semantics>
    <mover accent="true">
      <mi>B</mi>
      <mo stretchy="false">⃗</mo>
    </mover>
    <annotation encoding="StarMath 5.0">vec B </annotation>
  </semantics>
</math>
</file>